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HELPLESSNESS OF HEZEKIAH (32:1-2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HELPLESSNESS OF HEZEKIAH (32:1-2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an (3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eparations (32:3-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reparations (32:3-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einforcements (32:3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assurance (32:6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HELPLESSNESS OF HEZEKIAH (32:1-22):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lan (32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reparations (32:3-8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corn (32:9-1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supplication (32:2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salvation (32:21-2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2 CHRONICLES 32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HELPLESSNESS OF HEZEKIAH (32:1-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HEALING OF HEZEKIAH (32:24-2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HEALING OF HEZEKIAH (32:24-26):<text:s text:c="1"/></text:span><text:span text:style-name="a511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Hezekiah becomes deathly ill and cries out to the Lord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Lord heals him,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zekiah becomes very proud,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zekiah repents of his pride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2 CHRONICLES 32<text:s text:c="1"/></text:span><text:span text:style-name="a532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THE HELPLESSNESS OF HEZEKIAH (32:1-2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HEALING OF HEZEKIAH (32:24-2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HONOR OF HEZEKIAH (32:23, 27-3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2 </dc:title>
    <meta:initial-creator>David STRICKLAND</meta:initial-creator>
    <dc:creator>David STRICKLAND</dc:creator>
    <meta:creation-date>2020-02-24T10:48:36Z</meta:creation-date>
    <dc:date>2020-02-24T10:48:37Z</dc:date>
    <meta:template xlink:href="BibleStudy" xlink:type="simple"/>
    <meta:editing-cycles>1</meta:editing-cycles>
    <meta:editing-duration>PT0S</meta:editing-duration>
    <meta:document-statistic meta:paragraph-count="26" meta:word-count="165"/>
  </office:meta>
</office:document-meta>
</file>